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252.4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77.5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147.4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37.4pt"/>
    </style:style>
    <style:style style:name="co13" style:family="table-column">
      <style:table-column-properties fo:break-before="auto" style:column-width="187.5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41.95pt" fo:break-before="auto" style:use-optimal-row-height="false"/>
    </style:style>
    <style:style style:name="ro2" style:family="table-row">
      <style:table-row-properties style:row-height="80.19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65.96pt" fo:break-before="auto" style:use-optimal-row-height="fals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ro8" style:family="table-row">
      <style:table-row-properties style:row-height="170.19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147.71pt" fo:break-before="auto" style:use-optimal-row-height="true"/>
    </style:style>
    <style:style style:name="ro11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00cc33"/>
    </style:style>
    <style:style style:name="ce16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66ff66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Authors Comment</text:p>
          </table:table-cell>
          <table:table-cell table:style-name="ce3" office:value-type="string" calcext:value-type="string">
            <text:p>Direct Compile</text:p>
          </table:table-cell>
          <table:table-cell office:value-type="string" calcext:value-type="string">
            <text:p>Compile with efforts</text:p>
          </table:table-cell>
          <table:table-cell table:style-name="ce3" office:value-type="string" calcext:value-type="string">
            <text:p>General impression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Комплектність здачі</text:p>
          </table:table-cell>
          <table:table-cell table:style-name="ce3" office:value-type="string" calcext:value-type="string">
            <text:p>Readm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esting Script</text:p>
          </table:table-cell>
          <table:table-cell table:style-name="ce3" office:value-type="string" calcext:value-type="string">
            <text:p>Стиль</text:p>
          </table:table-cell>
          <table:table-cell table:style-name="ce3" office:value-type="string" calcext:value-type="string">
            <text:p>Конфіг</text:p>
          </table:table-cell>
          <table:table-cell table:style-name="ce3" office:value-type="string" calcext:value-type="string">
            <text:p>Додаткове</text:p>
          </table:table-cell>
          <table:table-cell table:style-name="ce3" table:number-columns-repeated="1011"/>
        </table:table-row>
        <table:table-row table:style-name="ro2">
          <table:table-cell office:value-type="string" calcext:value-type="string">
            <text:p>Antentyk</text:p>
          </table:table-cell>
          <table:table-cell table:style-name="ce3"/>
          <table:table-cell table:style-name="ce5" office:value-type="string" calcext:value-type="string">
            <text:p>Вручну прописаний</text:p>
            <text:p> Мейкфайл. Якісно</text:p>
          </table:table-cell>
          <table:table-cell table:style-name="ce3"/>
          <table:table-cell table:style-name="ce11" office:value-type="string" calcext:value-type="string">
            <text:p>Якісна робота, зі </text:p>
            <text:p>Старанням і увагою до деталей.</text:p>
            <text:p/>
            <text:p>Запитати як має парцювати при прямому запуску </text:p>
            <text:p>З командної стрічки, занадто заплутаний хелп</text:p>
          </table:table-cell>
          <table:table-cell table:style-name="ce13" office:value-type="string" calcext:value-type="string">
            <text:p>Навіть присутня</text:p>
            <text:p> Динамічна  візуалізація</text:p>
          </table:table-cell>
          <table:table-cell table:style-name="ce16" office:value-type="string" calcext:value-type="string">
            <text:p>Повна, дещо надлишкова</text:p>
            <text:p> (об’єктні файли не чистяться)</text:p>
          </table:table-cell>
          <table:table-cell table:style-name="ce5" office:value-type="string" calcext:value-type="string">
            <text:p>Не потрібен</text:p>
          </table:table-cell>
          <table:table-cell table:style-name="ce18" office:value-type="string" calcext:value-type="string">
            <text:p>В текстовий файл, </text:p>
            <text:p>Але не визначає </text:p>
            <text:p>Підсумковий найкращий</text:p>
            <text:p>І похибки</text:p>
          </table:table-cell>
          <table:table-cell table:style-name="ce13" office:value-type="string" calcext:value-type="string">
            <text:p>Класний, </text:p>
            <text:p>з прогресбаром</text:p>
            <text:p> І плюшками</text:p>
          </table:table-cell>
          <table:table-cell table:style-name="ce5" office:value-type="string" calcext:value-type="string">
            <text:p>Якісно, розбито</text:p>
            <text:p> На бібліотеки</text:p>
          </table:table-cell>
          <table:table-cell table:style-name="ce20" office:value-type="string" calcext:value-type="string">
            <text:p>Із файла, </text:p>
            <text:p>в командну </text:p>
            <text:p>Стрічку передається</text:p>
            <text:p> назва файлу. Є запитання</text:p>
            <text:p> як то працює, </text:p>
            <text:p>треба перепитати </text:p>
            <text:p>Особисто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1"/>
        </table:table-row>
        <table:table-row table:style-name="ro3">
          <table:table-cell office:value-type="string" calcext:value-type="string">
            <text:p>Batsenko &amp; Zacharchenko</text:p>
          </table:table-cell>
          <table:table-cell office:value-type="string" calcext:value-type="string">
            <text:p>Зроблено разом з Ірою Захарченко</text:p>
            <text:p/>
            <text:p>Вся інформація в info.txt</text:p>
            <text:p/>
            <text:p>Конфігурація для pyhton скрипту – config.json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2" office:value-type="string" calcext:value-type="string">
            <text:p>Нормально, не надто далеко від шаблону.</text:p>
            <text:p/>
            <text:p>Проблема з прапором компіляції -Og, </text:p>
            <text:p>Тому послідовний швидше</text:p>
          </table:table-cell>
          <table:table-cell table:style-name="ce14" office:value-type="string" calcext:value-type="string">
            <text:p>Присутні для випадків </text:p>
            <text:p>до 10, 20 100 потоків. </text:p>
            <text:p>Нормальні.</text:p>
          </table:table-cell>
          <table:table-cell table:style-name="ce17" office:value-type="string" calcext:value-type="string">
            <text:p> є сміття з проекту</text:p>
            <text:p/>
            <text:p>Немає окремого makefile чи ін, є</text:p>
            <text:p>Директиви для компілятора в інфо.тхт</text:p>
          </table:table-cell>
          <table:table-cell table:style-name="ce6" office:value-type="string" calcext:value-type="string">
            <text:p>у формі info.txt, </text:p>
            <text:p/>
          </table:table-cell>
          <table:table-cell table:style-name="ce6" office:value-type="string" calcext:value-type="string">
            <text:p>В консоль</text:p>
          </table:table-cell>
          <table:table-cell table:style-name="ce15" office:value-type="string" calcext:value-type="string">
            <text:p>Ок</text:p>
          </table:table-cell>
          <table:table-cell table:style-name="ce19" office:value-type="string" calcext:value-type="string">
            <text:p>Ван файл. </text:p>
            <text:p>Все накручено </text:p>
            <text:p>В мейні()</text:p>
          </table:table-cell>
          <table:table-cell table:style-name="ce15" office:value-type="string" calcext:value-type="string">
            <text:p>JSON</text:p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rsuk &amp; Kosarevich</text:p>
          </table:table-cell>
          <table:table-cell/>
          <table:table-cell table:style-name="ce7" office:value-type="string" calcext:value-type="string">
            <text:p>FACEPALM:</text:p>
            <text:p>simple_integral_filename = "cmake-build-release\simple_integral.exe" </text:p>
            <text:p>if platform().startswith("Windows") </text:p>
            <text:p>Else "cmake-build-release/simple_integral"</text:p>
            <text:p>integral_filename = "cmake-build-release\integral.exe" </text:p>
            <text:p>if platform().startswith("Windows") </text:p>
            <text:p>else "cmake-build-release/integral"</text:p>
          </table:table-cell>
          <table:table-cell table:style-name="ce9" office:value-type="string" calcext:value-type="string">
            <text:p>Нормальні ж хлопці, </text:p>
            <text:p>але запхали </text:p>
            <text:p>Смейк просто з проекту</text:p>
          </table:table-cell>
          <table:table-cell/>
          <table:table-cell table:style-name="ce15" office:value-type="string" calcext:value-type="string">
            <text:p>Присутні, з додатковим</text:p>
          </table:table-cell>
          <table:table-cell table:number-columns-repeated="6"/>
          <table:table-cell table:style-name="ce21" office:value-type="string" calcext:value-type="string">
            <text:p>+ </text:p>
            <text:p>Рем: Зберігати масштаб між</text:p>
            <text:p> Графіками, які порівнюються!!!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Bortkivski A</text:p>
          </table:table-cell>
          <table:table-cell/>
          <table:table-cell table:style-name="ce8" office:value-type="string" calcext:value-type="string">
            <text:p>Лише 1 cpp файл</text:p>
          </table:table-cell>
          <table:table-cell table:number-columns-repeated="2"/>
          <table:table-cell table:style-name="ce8"/>
          <table:table-cell table:number-columns-repeated="5"/>
          <table:table-cell table:style-name="ce8"/>
          <table:table-cell table:style-name="ce8" office:value-type="string" calcext:value-type="string">
            <text:p>-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rtkivski B &amp; Yuzkiv</text:p>
          </table:table-cell>
          <table:table-cell/>
          <table:table-cell table:style-name="ce9" office:value-type="string" calcext:value-type="string">
            <text:p>Помилка в мейкфайлі, компілює лише 1 ціль</text:p>
          </table:table-cell>
          <table:table-cell table:style-name="ce10" office:value-type="string" calcext:value-type="string">
            <text:p>Викликав команди з</text:p>
            <text:p> мейкфайлу вручну</text:p>
            <text:p>Запустив файли  вручну</text:p>
            <text:p>Зависли обидва…</text:p>
            <text:p>Послідовний хоч довго</text:p>
            <text:p>Але відпрацював, проте мовчки</text:p>
            <text:p/>
          </table:table-cell>
          <table:table-cell office:value-type="string" calcext:value-type="string">
            <text:p>Не розуміють як працює мейкфайл</text:p>
          </table:table-cell>
          <table:table-cell table:style-name="ce15"/>
          <table:table-cell office:value-type="string" calcext:value-type="string">
            <text:p>Рідмі був би не зайвий</text:p>
          </table:table-cell>
          <table:table-cell office:value-type="string" calcext:value-type="string">
            <text:p>Не потрібен</text:p>
          </table:table-cell>
          <table:table-cell/>
          <table:table-cell table:style-name="ce9" office:value-type="string" calcext:value-type="string">
            <text:p>Скрипт зависає </text:p>
            <text:p>На першій ітерації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Fedoriv &amp; Volosski</text:p>
          </table:table-cell>
          <table:table-cell table:style-name="ce4" office:value-type="string" calcext:value-type="string">
            <text:p><text:a xlink:href="https://github.com/Sviatoslav2/LabInt" xlink:type="simple">https://github.com/Sviatoslav2/LabInt</text:a></text:p>
          </table:table-cell>
          <table:table-cell table:style-name="ce4" office:value-type="string" calcext:value-type="string">
            <text:p>На момент здачі порожній репозиторій</text:p>
          </table:table-cell>
          <table:table-cell table:style-name="ce4" table:number-columns-repeated="1021"/>
        </table:table-row>
        <table:table-row table:style-name="ro6">
          <table:table-cell office:value-type="string" calcext:value-type="string">
            <text:p>Hirna</text:p>
          </table:table-cell>
          <table:table-cell office:value-type="string" calcext:value-type="string">
            <text:p>C++ має бути працездатним, </text:p>
            <text:p>А от з py щось не встигла :с</text:p>
          </table:table-cell>
          <table:table-cell office:value-type="string" calcext:value-type="string">
            <text:p>Кривий Сmake</text:p>
          </table:table-cell>
          <table:table-cell office:value-type="string" calcext:value-type="string">
            <text:p>Додав -pthread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oza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Melnichuk &amp; Shtohrinetz</text:p>
          </table:table-cell>
          <table:table-cell office:value-type="string" calcext:value-type="string">
            <text:p>Чи може ця сира робота попасти під </text:p>
            <text:p>"менш більш працездатну",</text:p>
            <text:p> адже паралельне обрахування</text:p>
            <text:p>Інтегралів присутнє 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zurkevich &amp; Zubrits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etruk &amp; Romanj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oljakov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opov &amp; Komarenski</text:p>
          </table:table-cell>
          <table:table-cell office:value-type="string" calcext:value-type="string">
            <text:p>Інтервал інтегрування, к-сть потоків та похибки </text:p>
            <text:p>треба вказувати в файлі cfg.txt в наступному</text:p>
            <text:p> порядку: maxX, minX, maxY, minY, numberofThreads,</text:p>
            <text:p> abr_err, rel_err.(Чомусь, якщо поїибка не int, </text:p>
            <text:p>то прграма десь зациклиться, не знайшов де). </text:p>
            <text:p>К-сть запусків програм для пошуку найменшого</text:p>
            <text:p> часу можна змінити у файлі run.py. К-сть запусків</text:p>
            <text:p> це аргумент першого фор_лупа, а найменший час, </text:p>
            <text:p>результат та похибки виведуться в output.txt. </text:p>
            <text:p>Вроді більше ніяких інструкцій нема.</text:p>
            <text:p/>
            <text:p/>
            <text:p>08:55</text:p>
            <text:p>знайшов чому циклиться, там потрібно</text:p>
            <text:p> В функції parse_cfg(), тип output поміняти на double..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epenjuk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Tepljukh &amp; Stasinchuk</text:p>
          </table:table-cell>
          <table:table-cell office:value-type="string" calcext:value-type="string">
            <text:p>Графік вже якщо можна зранку скину.</text:p>
            <text:p/>
            <text:p>Робив разом з Юрієм Стасінчуком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rsul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Vdovich</text:p>
          </table:table-cell>
          <table:table-cell office:value-type="string" calcext:value-type="string">
            <text:p><text:a xlink:href="https://docs.google.com/document/d/" xlink:type="simple">https://docs.google.com/document/d/</text:a>17BEptCYM_khayL1ecrrO5CzsfNE5EDSq1O3wBiumlvw/edit?usp=sharing</text:p>
            <text:p/>
            <text:p>Тут будуть результати тестів</text:p>
            <text:p/>
            <text:p>double abserr;</text:p>
            <text:p>double relerr;</text:p>
            <text:p>int thr;</text:p>
            <text:p>double x1;</text:p>
            <text:p>double x2;</text:p>
            <text:p>double y1;</text:p>
            <text:p>double y2;</text:p>
            <text:p>int maxsteps;</text:p>
            <text:p>аргументи в командному рядку, строго в такому порядку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Yezhov</text:p>
          </table:table-cell>
          <table:table-cell office:value-type="string" calcext:value-type="string">
            <text:p>В папці  cmake-build-release  лежать файли</text:p>
            <text:p>  Results.txt та config.txt</text:p>
            <text:p/>
            <text:p>reults - файл з результатами</text:p>
            <text:p/>
            <text:p>config - файл конфігурації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Zubritski &amp; Ve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Zhuravchik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20:06.951726390</meta:creation-date>
    <dc:date>2018-03-16T18:50:07.250695809</dc:date>
    <meta:editing-duration>PT17M17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